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d7f5" officeooo:paragraph-rsid="00105e39"/>
    </style:style>
    <style:style style:name="P2" style:family="paragraph" style:parent-style-name="Standard">
      <style:paragraph-properties fo:text-align="center" style:justify-single-word="false"/>
      <style:text-properties officeooo:rsid="000ed7f5" officeooo:paragraph-rsid="000ed7f5"/>
    </style:style>
    <style:style style:name="P3" style:family="paragraph" style:parent-style-name="Standard">
      <style:text-properties officeooo:rsid="00105e39" officeooo:paragraph-rsid="00105e39"/>
    </style:style>
    <style:style style:name="P4" style:family="paragraph" style:parent-style-name="Standard">
      <style:text-properties officeooo:rsid="00105e39" officeooo:paragraph-rsid="0014837e"/>
    </style:style>
    <style:style style:name="P5" style:family="paragraph" style:parent-style-name="Standard">
      <style:text-properties officeooo:rsid="0010ba0b" officeooo:paragraph-rsid="0010ba0b"/>
    </style:style>
    <style:style style:name="P6" style:family="paragraph" style:parent-style-name="Standard">
      <style:text-properties fo:font-size="8pt" officeooo:rsid="0013e72a" officeooo:paragraph-rsid="00105e39" style:font-size-asian="7pt" style:font-size-complex="8pt"/>
    </style:style>
    <style:style style:name="P7" style:family="paragraph" style:parent-style-name="Standard">
      <style:text-properties officeooo:rsid="00105e39" officeooo:paragraph-rsid="0014837e"/>
    </style:style>
    <style:style style:name="P8" style:family="paragraph" style:parent-style-name="Standard">
      <style:text-properties officeooo:rsid="0010ba0b" officeooo:paragraph-rsid="001a4bbb"/>
    </style:style>
    <style:style style:name="T1" style:family="text">
      <style:text-properties officeooo:rsid="0010ba0b"/>
    </style:style>
    <style:style style:name="T2" style:family="text">
      <style:text-properties fo:font-size="8pt" officeooo:rsid="0013e72a" style:font-size-asian="7pt" style:font-size-complex="8pt"/>
    </style:style>
    <style:style style:name="T3" style:family="text">
      <style:text-properties officeooo:rsid="0014787b"/>
    </style:style>
    <style:style style:name="T4" style:family="text">
      <style:text-properties officeooo:rsid="0014837e"/>
    </style:style>
    <style:style style:name="T5" style:family="text">
      <style:text-properties officeooo:rsid="0017dc3e"/>
    </style:style>
    <style:style style:name="T6" style:family="text">
      <style:text-properties officeooo:rsid="001a4b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"><text:s/><text:span text:style-name="T5">Api</text:span> <text:s/>- <text:span text:style-name="T3">Challenge 2</text:span></text:p>
      <text:p text:style-name="P1"/>
      <text:p text:style-name="P3"/>
      <text:p text:style-name="P4"/>
      <text:p text:style-name="P8"><text:line-break/><text:line-break/>1 - Criar um projeto web no eclipse (Dynamic Web project) onde ao acessar uma URL ela devolva um json com todos os regitros da tabela products. <text:line-break/>Requisitos: <text:line-break/>a) Utilizar o Dynamic Web project; <text:line-break/>b) Utilizar um Servlet; <text:line-break/>c) A URL deve seguir o padrão de boas práticas de REST; <text:line-break/>d) Disponibilizar o projeto no Git (o seu particular). <text:line-break/><text:line-break/>2 - Criar um projeto, com mesmo objetivo do projeto 1, mas deverá ser um projeto maven e não um Dynamic Web project. <text:line-break/>Requisitos: <text:line-break/>a) Utilizar o Maven; <text:line-break/>b) Utilizar um Servlet; <text:line-break/>c) A URL deve seguir o padrão de boas práticas de REST; <text:line-break/>d) Disponibilizar o projeto no Git (o seu particular). <text:line-break/><text:line-break/>3 - Criar um projeto, com mesmo objetivo do projeto 2, mas deverá ser o Spring Boot. <text:line-break/>Requisitos: <text:line-break/>a) Utilizar o Maven; <text:line-break/>b) Utilizar o Spring Boot; <text:line-break/>c) A URL deve seguir o padrão de boas práticas de REST; <text:line-break/>d) Disponibilizar o projeto no Git (o seu particular). </text:p>
      <text:p text:style-name="P8"><text:span text:style-name="T6">e) A api deverá possuir versionamento dos endpoints</text:span></text:p>
      <text:p text:style-name="P8"><text:span text:style-name="T6">f) Gerar documentação da api utilizando Swagger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08:50:46.353000000</meta:creation-date>
    <dc:date>2021-08-09T13:55:31.610000000</dc:date>
    <meta:editing-duration>PT16M19S</meta:editing-duration>
    <meta:editing-cycles>8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4" meta:word-count="179" meta:character-count="1006" meta:non-whitespace-character-count="806"/>
  </office:meta>
</office:document-meta>
</file>